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" style:family="table-cell">
      <style:table-cell-properties fo:border="0.0069in solid #BFBFBF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BFBFBF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BFBFBF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Row47" style:family="table-row">
      <style:table-row-properties/>
    </style:style>
    <style:style style:name="TableCell48" style:family="table-cell">
      <style:table-cell-properties fo:border="0.0069in solid #BFBFBF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BFBFBF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Row54" style:family="table-row">
      <style:table-row-properties/>
    </style:style>
    <style:style style:name="TableCell5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Row61" style:family="table-row">
      <style:table-row-properties/>
    </style:style>
    <style:style style:name="TableCell62" style:family="table-cell">
      <style:table-cell-properties fo:border="0.0069in solid #BFBFBF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4" style:family="table-cell">
      <style:table-cell-properties fo:border="0.0069in solid #BFBFBF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ableCell66" style:family="table-cell">
      <style:table-cell-properties fo:border="0.0069in solid #BFBFBF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ableRow68" style:family="table-row">
      <style:table-row-properties/>
    </style:style>
    <style:style style:name="TableCell6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ableCell7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TableRow75" style:family="table-row">
      <style:table-row-properties/>
    </style:style>
    <style:style style:name="TableCell76" style:family="table-cell">
      <style:table-cell-properties fo:border="0.0069in solid #BFBFBF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8" style:family="table-cell">
      <style:table-cell-properties fo:border="0.0069in solid #BFBFBF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ableCell80" style:family="table-cell">
      <style:table-cell-properties fo:border="0.0069in solid #BFBFBF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ableRow82" style:family="table-row">
      <style:table-row-properties/>
    </style:style>
    <style:style style:name="TableCell8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8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ableCell8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Informationen über den Autor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Header</text:p>
          </table:table-cell>
          <table:table-cell table:style-name="TableCell22">
            <text:p text:style-name="P23">Informationen über den Autor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Name</text:p>
          </table:table-cell>
          <table:table-cell table:style-name="TableCell29">
            <text:p text:style-name="P30">Voller Name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State</text:p>
          </table:table-cell>
          <table:table-cell table:style-name="TableCell36">
            <text:p text:style-name="P37">Status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Created</text:p>
          </table:table-cell>
          <table:table-cell table:style-name="TableCell43">
            <text:p text:style-name="P44">Erstellt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Mail</text:p>
          </table:table-cell>
          <table:table-cell table:style-name="TableCell50">
            <text:p text:style-name="P51">Mail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Administrator</text:p>
          </table:table-cell>
          <table:table-cell table:style-name="TableCell57">
            <text:p text:style-name="P58">Ist Administrator</text:p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AboutMe</text:p>
          </table:table-cell>
          <table:table-cell table:style-name="TableCell64">
            <text:p text:style-name="P65">Über den Autor</text:p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>LinkEdit</text:p>
          </table:table-cell>
          <table:table-cell table:style-name="TableCell71">
            <text:p text:style-name="P72">Bearbeiten</text:p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>LinkPassword</text:p>
          </table:table-cell>
          <table:table-cell table:style-name="TableCell78">
            <text:p text:style-name="P79">Neues Passwort<text:s/></text:p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>LinkBack</text:p>
          </table:table-cell>
          <table:table-cell table:style-name="TableCell85">
            <text:p text:style-name="P86">Zurück zur Liste</text:p>
          </table:table-cell>
          <table:table-cell table:style-name="TableCell87">
            <text:p text:style-name="P88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de" fo:country="DE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9:00Z</meta:creation-date>
    <dc:date>2018-10-11T11:30:00Z</dc:date>
    <meta:template xlink:href="Normal.dotm" xlink:type="simple"/>
    <meta:editing-cycles>6</meta:editing-cycles>
    <meta:editing-duration>PT60S</meta:editing-duration>
    <meta:document-statistic meta:page-count="1" meta:paragraph-count="1" meta:word-count="45" meta:character-count="314" meta:row-count="2" meta:non-whitespace-character-count="270"/>
  </office:meta>
</office:document-meta>
</file>